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t</text:p>
          </table:table-cell>
          <table:table-cell table:formula="of:=6*10^-6" office:value-type="float" office:value="0.000006" calcext:value-type="float">
            <text:p>0.000006</text:p>
          </table:table-cell>
          <table:table-cell table:formula="of:=6.6*10^-6" office:value-type="float" office:value="0.0000066" calcext:value-type="float">
            <text:p>0.0000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</text:p>
          </table:table-cell>
          <table:table-cell table:formula="of:=1/[.B1]" office:value-type="float" office:value="166666.666666667" calcext:value-type="float">
            <text:p>166666.666666667</text:p>
          </table:table-cell>
          <table:table-cell table:formula="of:=1/[.C1]" office:value-type="float" office:value="151515.151515152" calcext:value-type="float">
            <text:p>151515.151515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f</text:p>
          </table:table-cell>
          <table:table-cell table:number-columns-repeated="2"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table:formula="of:=1/(2*PI()*[.B3]*[.B2])" office:value-type="float" office:value="0.00000000000954929658551372" calcext:value-type="float">
            <text:p>9.54929658551372E-012</text:p>
          </table:table-cell>
          <table:table-cell table:formula="of:=1/(2*PI()*[.C3]*[.C2])" office:value-type="float" office:value="0.0000000000105042262440651" calcext:value-type="float">
            <text:p>1.05042262440651E-011</text:p>
          </table:table-cell>
          <table:table-cell table:number-columns-repeated="8"/>
        </table:table-row>
        <table:table-row table:style-name="ro1" table:number-rows-repeated="14">
          <table:table-cell table:number-columns-repeated="11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0000" calcext:value-type="float">
            <text:p>60000</text:p>
          </table:table-cell>
          <table:table-cell table:formula="of:=1/[.B20]" office:value-type="float" office:value="0.0000166666666666667" calcext:value-type="float">
            <text:p>1.66666666666667E-005</text:p>
          </table:table-cell>
          <table:table-cell table:formula="of:=[.C20]*10^9" office:value-type="float" office:value="16666.6666666667" calcext:value-type="float">
            <text:p>16666.6666666667</text:p>
          </table:table-cell>
          <table:table-cell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k_f</text:p>
          </table:table-cell>
          <table:table-cell office:value-type="float" office:value="3600000" calcext:value-type="float">
            <text:p>3600000</text:p>
          </table:table-cell>
          <table:table-cell/>
          <table:table-cell table:formula="of:=1/[.B21]*10^9" office:value-type="float" office:value="277.777777777778" calcext:value-type="float">
            <text:p>277.7777777778</text:p>
          </table:table-cell>
          <table:table-cell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formula="of:=10^9*[.C23]" office:value-type="float" office:value="66137.5661375661" calcext:value-type="float">
            <text:p>66137.5661375661</text:p>
          </table:table-cell>
          <table:table-cell table:formula="of:=1/[.D23]" office:value-type="float" office:value="0.0000661375661375661" calcext:value-type="float">
            <text:p>6.61375661375661E-005</text:p>
          </table:table-cell>
          <table:table-cell table:formula="of:=54*280" office:value-type="float" office:value="15120" calcext:value-type="float">
            <text:p>15120</text:p>
          </table:table-cell>
          <table:table-cell office:value-type="string" calcext:value-type="string">
            <text:p>ns</text:p>
          </table:table-cell>
          <table:table-cell table:number-columns-repeated="6"/>
        </table:table-row>
        <table:table-row table:style-name="ro1">
          <table:table-cell table:number-columns-repeated="3"/>
          <table:table-cell table:formula="of:=1/(1.5*20*10^-3)" office:value-type="float" office:value="33.3333333333333" calcext:value-type="float">
            <text:p>33.3333333333</text:p>
          </table:table-cell>
          <table:table-cell table:number-columns-repeated="7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/>
          <table:table-cell table:formula="of:=ATAN([.B29]/[.B28])" office:value-type="float" office:value="0.674740942223553" calcext:value-type="float">
            <text:p>0.6747409422</text:p>
          </table:table-cell>
          <table:table-cell table:number-columns-repeated="9"/>
        </table:table-row>
        <table:table-row table:style-name="ro1">
          <table:table-cell/>
          <table:table-cell table:formula="of:=[.B30]*360/(2*PI())" office:value-type="float" office:value="38.6598082540901" calcext:value-type="float">
            <text:p>38.659808254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table:formula="of:=2.22*10^-3" office:value-type="float" office:value="0.00222" calcext:value-type="float">
            <text:p>0.00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7" calcext:value-type="float">
            <text:p>9.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</text:p>
          </table:table-cell>
          <table:table-cell table:formula="of:=[.B33]*[.B34]*COS([.B30])" office:value-type="float" office:value="0.0168152289425462" calcext:value-type="float">
            <text:p>0.0168152289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 = a*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 = x+t*v</text:p>
          </table:table-cell>
          <table:table-cell/>
          <table:table-cell table:formula="of:=[.B34]*COS([.B30])" office:value-type="float" office:value="7.57442745159739" calcext:value-type="float">
            <text:p>7.5744274516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ed_start</text:p>
          </table:table-cell>
          <table:table-cell table:formula="of:=7*10^-2" office:value-type="float" office:value="0.07" calcext:value-type="float">
            <text:p>0.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d_end</text:p>
          </table:table-cell>
          <table:table-cell table:formula="of:=(8.1+3.3)*10^-2" office:value-type="float" office:value="0.114" calcext:value-type="float">
            <text:p>0.1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 motor</text:p>
          </table:table-cell>
          <table:table-cell table:formula="of:=(22-3.3)*10^-2" office:value-type="float" office:value="0.187" calcext:value-type="float">
            <text:p>0.187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max deg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deg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art a</text:p>
          </table:table-cell>
          <table:table-cell office:value-type="float" office:value="19.99097" calcext:value-type="float">
            <text:p>19.99097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start a</text:p>
          </table:table-cell>
          <table:table-cell office:value-type="float" office:value="120.07097" calcext:value-type="float">
            <text:p>120.07097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start a</text:p>
          </table:table-cell>
          <table:table-cell office:value-type="float" office:value="220.15097" calcext:value-type="float">
            <text:p>220.1509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end a</text:p>
          </table:table-cell>
          <table:table-cell office:value-type="float" office:value="21.34205" calcext:value-type="float">
            <text:p>21.34205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end a</text:p>
          </table:table-cell>
          <table:table-cell office:value-type="float" office:value="121.57217" calcext:value-type="float">
            <text:p>121.57217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end a</text:p>
          </table:table-cell>
          <table:table-cell office:value-type="float" office:value="221.80229" calcext:value-type="float">
            <text:p>221.80229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start b</text:p>
          </table:table-cell>
          <table:table-cell office:value-type="float" office:value="40.00697" calcext:value-type="float">
            <text:p>40.00697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start b</text:p>
          </table:table-cell>
          <table:table-cell office:value-type="float" office:value="140.08697" calcext:value-type="float">
            <text:p>140.08697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start b</text:p>
          </table:table-cell>
          <table:table-cell office:value-type="float" office:value="240.16697" calcext:value-type="float">
            <text:p>240.16697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high time</text:p>
          </table:table-cell>
          <table:table-cell table:formula="of:=[.B49]-[.B48]" office:value-type="float" office:value="1.35108" calcext:value-type="float">
            <text:p>1.35108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igh time</text:p>
          </table:table-cell>
          <table:table-cell table:formula="of:=[.F49]-[.F48]" office:value-type="float" office:value="1.5012" calcext:value-type="float">
            <text:p>1.5012</text:p>
          </table:table-cell>
          <table:table-cell office:value-type="string" calcext:value-type="string">
            <text:p>ms</text:p>
          </table:table-cell>
          <table:table-cell/>
          <table:table-cell office:value-type="string" calcext:value-type="string">
            <text:p>high time</text:p>
          </table:table-cell>
          <table:table-cell table:formula="of:=[.J49]-[.J48]" office:value-type="float" office:value="1.65132" calcext:value-type="float">
            <text:p>1.65132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office:value-type="string" calcext:value-type="string">
            <text:p>freq</text:p>
          </table:table-cell>
          <table:table-cell table:formula="of:=1/(([.B50]-[.B48])*10^-3)" office:value-type="float" office:value="49.9600319744205" calcext:value-type="float">
            <text:p>49.9600319744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freq</text:p>
          </table:table-cell>
          <table:table-cell table:formula="of:=1/(([.F50]-[.F48])*10^-3)" office:value-type="float" office:value="49.9600319744205" calcext:value-type="float">
            <text:p>49.9600319744</text:p>
          </table:table-cell>
          <table:table-cell office:value-type="string" calcext:value-type="string">
            <text:p>hz</text:p>
          </table:table-cell>
          <table:table-cell/>
          <table:table-cell office:value-type="string" calcext:value-type="string">
            <text:p>freq</text:p>
          </table:table-cell>
          <table:table-cell table:formula="of:=1/(([.J50]-[.J48])*10^-3)" office:value-type="float" office:value="49.9600319744205" calcext:value-type="float">
            <text:p>49.9600319744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degrees</text:p>
          </table:table-cell>
          <table:table-cell table:formula="of:=(([.B51]/[.B52])*100-(1.5))*[.$B$47]/2" office:value-type="float" office:value="72.25930368" calcext:value-type="float">
            <text:p>72.25930368</text:p>
          </table:table-cell>
          <table:table-cell table:number-columns-repeated="2"/>
          <table:table-cell office:value-type="string" calcext:value-type="string">
            <text:p>degrees</text:p>
          </table:table-cell>
          <table:table-cell table:formula="of:=(([.F51]/[.F52])*100-(1.5))*[.$B$47]/2" office:value-type="float" office:value="90.2881151999998" calcext:value-type="float">
            <text:p>90.2881152</text:p>
          </table:table-cell>
          <table:table-cell table:number-columns-repeated="2"/>
          <table:table-cell office:value-type="string" calcext:value-type="string">
            <text:p>degrees</text:p>
          </table:table-cell>
          <table:table-cell table:formula="of:=(([.J51]/[.J52])*100-(1.5))*[.$B$47]/2" office:value-type="float" office:value="108.31692672" calcext:value-type="float">
            <text:p>108.31692672</text:p>
          </table:table-cell>
          <table:table-cell/>
        </table:table-row>
        <table:table-row table:style-name="ro1">
          <table:table-cell/>
          <table:table-cell table:formula="of:=[.B53]-[.F53]" office:value-type="float" office:value="-18.0288115199998" calcext:value-type="float">
            <text:p>-18.02881152</text:p>
          </table:table-cell>
          <table:table-cell table:number-columns-repeated="7"/>
          <table:table-cell table:formula="of:=[.J53]-[.F53]" office:value-type="float" office:value="18.02881152" calcext:value-type="float">
            <text:p>18.0288115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000</text:p>
          </table:table-cell>
          <table:table-cell table:number-columns-repeated="3"/>
          <table:table-cell office:value-type="string" calcext:value-type="string">
            <text:p>00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low clock</text:p>
          </table:table-cell>
          <table:table-cell table:formula="of:=2500*20*10^-6" office:value-type="float" office:value="0.05" calcext:value-type="float">
            <text:p>0.05</text:p>
          </table:table-cell>
          <table:table-cell office:value-type="string" calcext:value-type="string">
            <text:p>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igh time in clocks</text:p>
          </table:table-cell>
          <table:table-cell table:formula="of:=[.B51]/[.$B$57]" office:value-type="float" office:value="27.0216" calcext:value-type="float">
            <text:p>27.0216</text:p>
          </table:table-cell>
          <table:table-cell table:number-columns-repeated="3"/>
          <table:table-cell table:formula="of:=[.F51]/[.$B$57]" office:value-type="float" office:value="30.0239999999999" calcext:value-type="float">
            <text:p>30.024</text:p>
          </table:table-cell>
          <table:table-cell table:number-columns-repeated="3"/>
          <table:table-cell table:formula="of:=[.J51]/[.$B$57]" office:value-type="float" office:value="33.0264" calcext:value-type="float">
            <text:p>33.02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 style:data-style-name="N2" text:time-value="12:26:51.0469154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8:09:42.331686894</meta:creation-date>
    <dc:date>2015-10-31T15:23:15.616580463</dc:date>
    <meta:editing-duration>PT20M21S</meta:editing-duration>
    <meta:editing-cycles>3</meta:editing-cycles>
    <meta:generator>LibreOffice/4.4.2.2$Linux_X86_64 LibreOffice_project/40m0$Build-2</meta:generator>
    <meta:document-statistic meta:table-count="1" meta:cell-count="113" meta:object-count="0"/>
  </office:meta>
</office:document-meta>
</file>